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3" calcext:value-type="float">
            <text:p>193</text:p>
          </table:table-cell>
          <table:table-cell office:value-type="float" office:value="982" calcext:value-type="float">
            <text:p>982</text:p>
          </table:table-cell>
          <table:table-cell office:value-type="float" office:value="-339" calcext:value-type="float">
            <text:p>-339</text:p>
          </table:table-cell>
          <table:table-cell office:value-type="float" office:value="564" calcext:value-type="float">
            <text:p>564</text:p>
          </table:table-cell>
          <table:table-cell office:value-type="float" office:value="-631" calcext:value-type="float">
            <text:p>-631</text:p>
          </table:table-cell>
          <table:table-cell office:value-type="float" office:value="421" calcext:value-type="float">
            <text:p>421</text:p>
          </table:table-cell>
          <table:table-cell office:value-type="float" office:value="-148" calcext:value-type="float">
            <text:p>-148</text:p>
          </table:table-cell>
          <table:table-cell office:value-type="float" office:value="936" calcext:value-type="float">
            <text:p>936</text:p>
          </table:table-cell>
          <table:table-cell office:value-type="float" office:value="-157" calcext:value-type="float">
            <text:p>-157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71" calcext:value-type="float">
            <text:p>171</text:p>
          </table:table-cell>
          <table:table-cell office:value-type="float" office:value="-697" calcext:value-type="float">
            <text:p>-697</text:p>
          </table:table-cell>
          <table:table-cell office:value-type="float" office:value="161" calcext:value-type="float">
            <text:p>161</text:p>
          </table:table-cell>
          <table:table-cell office:value-type="float" office:value="-147" calcext:value-type="float">
            <text:p>-147</text:p>
          </table:table-cell>
          <table:table-cell office:value-type="float" office:value="137" calcext:value-type="float">
            <text:p>137</text:p>
          </table:table-cell>
          <table:table-cell office:value-type="float" office:value="-327" calcext:value-type="float">
            <text:p>-327</text:p>
          </table:table-cell>
          <table:table-cell office:value-type="float" office:value="151" calcext:value-type="float">
            <text:p>151</text:p>
          </table:table-cell>
          <table:table-cell office:value-type="float" office:value="-147" calcext:value-type="float">
            <text:p>-147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51" calcext:value-type="float">
            <text:p>-551</text:p>
          </table:table-cell>
          <table:table-cell office:value-type="float" office:value="176" calcext:value-type="float">
            <text:p>176</text:p>
          </table:table-cell>
          <table:table-cell office:value-type="float" office:value="-487" calcext:value-type="float">
            <text:p>-487</text:p>
          </table:table-cell>
          <table:table-cell office:value-type="float" office:value="490" calcext:value-type="float">
            <text:p>490</text:p>
          </table:table-cell>
          <table:table-cell office:value-type="float" office:value="-810" calcext:value-type="float">
            <text:p>-810</text:p>
          </table:table-cell>
          <table:table-cell office:value-type="float" office:value="111" calcext:value-type="float">
            <text:p>111</text:p>
          </table:table-cell>
          <table:table-cell office:value-type="float" office:value="-523" calcext:value-type="float">
            <text:p>-523</text:p>
          </table:table-cell>
          <table:table-cell office:value-type="float" office:value="532" calcext:value-type="float">
            <text:p>532</text:p>
          </table:table-cell>
          <table:table-cell office:value-type="float" office:value="-445" calcext:value-type="float">
            <text:p>-445</text:p>
          </table:table-cell>
          <table:table-cell table:number-columns-repeated="3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745" calcext:value-type="float">
            <text:p>745</text:p>
          </table:table-cell>
          <table:table-cell office:value-type="float" office:value="-571" calcext:value-type="float">
            <text:p>-571</text:p>
          </table:table-cell>
          <table:table-cell office:value-type="float" office:value="529" calcext:value-type="float">
            <text:p>529</text:p>
          </table:table-cell>
          <table:table-cell office:value-type="float" office:value="-218" calcext:value-type="float">
            <text:p>-218</text:p>
          </table:table-cell>
          <table:table-cell office:value-type="float" office:value="219" calcext:value-type="float">
            <text:p>219</text:p>
          </table:table-cell>
          <table:table-cell office:value-type="float" office:value="-122" calcext:value-type="float">
            <text:p>-122</text:p>
          </table:table-cell>
          <table:table-cell office:value-type="float" office:value="934" calcext:value-type="float">
            <text:p>934</text:p>
          </table:table-cell>
          <table:table-cell office:value-type="float" office:value="-370" calcext:value-type="float">
            <text:p>-37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:</text:p>
          </table:table-cell>
          <table:table-cell table:formula="of:=AVERAGE([.A1:.J10])"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45" calcext:value-type="float">
            <text:p>-145</text:p>
          </table:table-cell>
          <table:table-cell office:value-type="float" office:value="313" calcext:value-type="float">
            <text:p>313</text:p>
          </table:table-cell>
          <table:table-cell office:value-type="float" office:value="-174" calcext:value-type="float">
            <text:p>-174</text:p>
          </table:table-cell>
          <table:table-cell office:value-type="float" office:value="118" calcext:value-type="float">
            <text:p>118</text:p>
          </table:table-cell>
          <table:table-cell office:value-type="float" office:value="-259" calcext:value-type="float">
            <text:p>-259</text:p>
          </table:table-cell>
          <table:table-cell office:value-type="float" office:value="672" calcext:value-type="float">
            <text:p>672</text:p>
          </table:table-cell>
          <table:table-cell office:value-type="float" office:value="-126" calcext:value-type="float">
            <text:p>-126</text:p>
          </table:table-cell>
          <table:table-cell office:value-type="float" office:value="230" calcext:value-type="float">
            <text:p>230</text:p>
          </table:table-cell>
          <table:table-cell office:value-type="float" office:value="-135" calcext:value-type="float">
            <text:p>-135</text:p>
          </table:table-cell>
          <table:table-cell/>
          <table:table-cell office:value-type="string" calcext:value-type="string">
            <text:p>Min</text:p>
          </table:table-cell>
          <table:table-cell table:formula="of:=MIN([.A1:.J10])" office:value-type="float" office:value="-941" calcext:value-type="float">
            <text:p>-941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104" calcext:value-type="float">
            <text:p>104</text:p>
          </table:table-cell>
          <table:table-cell office:value-type="float" office:value="-106" calcext:value-type="float">
            <text:p>-106</text:p>
          </table:table-cell>
          <table:table-cell office:value-type="float" office:value="107" calcext:value-type="float">
            <text:p>107</text:p>
          </table:table-cell>
          <table:table-cell office:value-type="float" office:value="-124" calcext:value-type="float">
            <text:p>-124</text:p>
          </table:table-cell>
          <table:table-cell office:value-type="float" office:value="625" calcext:value-type="float">
            <text:p>625</text:p>
          </table:table-cell>
          <table:table-cell office:value-type="float" office:value="-126" calcext:value-type="float">
            <text:p>-126</text:p>
          </table:table-cell>
          <table:table-cell office:value-type="float" office:value="229" calcext:value-type="float">
            <text:p>229</text:p>
          </table:table-cell>
          <table:table-cell office:value-type="float" office:value="-248" calcext:value-type="float">
            <text:p>-248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Max</text:p>
          </table:table-cell>
          <table:table-cell table:formula="of:=MAX([.A1:.J10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33" calcext:value-type="float">
            <text:p>-133</text:p>
          </table:table-cell>
          <table:table-cell office:value-type="float" office:value="936" calcext:value-type="float">
            <text:p>936</text:p>
          </table:table-cell>
          <table:table-cell office:value-type="float" office:value="136" calcext:value-type="float">
            <text:p>136</text:p>
          </table:table-cell>
          <table:table-cell office:value-type="float" office:value="338" calcext:value-type="float">
            <text:p>338</text:p>
          </table:table-cell>
          <table:table-cell office:value-type="float" office:value="-941" calcext:value-type="float">
            <text:p>-941</text:p>
          </table:table-cell>
          <table:table-cell office:value-type="float" office:value="843" calcext:value-type="float">
            <text:p>843</text:p>
          </table:table-cell>
          <table:table-cell office:value-type="float" office:value="-645" calcext:value-type="float">
            <text:p>-645</text:p>
          </table:table-cell>
          <table:table-cell office:value-type="float" office:value="447" calcext:value-type="float">
            <text:p>447</text:p>
          </table:table-cell>
          <table:table-cell office:value-type="float" office:value="-449" calcext:value-type="float">
            <text:p>-449</text:p>
          </table:table-cell>
          <table:table-cell table:number-columns-repeated="3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271" calcext:value-type="float">
            <text:p>271</text:p>
          </table:table-cell>
          <table:table-cell office:value-type="float" office:value="-477" calcext:value-type="float">
            <text:p>-477</text:p>
          </table:table-cell>
          <table:table-cell office:value-type="float" office:value="-228" calcext:value-type="float">
            <text:p>-22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-586" calcext:value-type="float">
            <text:p>-586</text:p>
          </table:table-cell>
          <table:table-cell office:value-type="float" office:value="186" calcext:value-type="float">
            <text:p>186</text:p>
          </table:table-cell>
          <table:table-cell office:value-type="float" office:value="-388" calcext:value-type="float">
            <text:p>-388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Average:</text:p>
          </table:table-cell>
          <table:table-cell table:formula="of:=AVERAGEIF([.A1:.J10]; &quot;&gt;0&quot;; [.A1:.J10])" office:value-type="float" office:value="394.865384615385" calcext:value-type="float">
            <text:p>394.86538461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852" calcext:value-type="float">
            <text:p>-852</text:p>
          </table:table-cell>
          <table:table-cell office:value-type="float" office:value="754" calcext:value-type="float">
            <text:p>754</text:p>
          </table:table-cell>
          <table:table-cell office:value-type="float" office:value="256" calcext:value-type="float">
            <text:p>256</text:p>
          </table:table-cell>
          <table:table-cell office:value-type="float" office:value="-658" calcext:value-type="float">
            <text:p>-658</text:p>
          </table:table-cell>
          <table:table-cell office:value-type="float" office:value="-760" calcext:value-type="float">
            <text:p>-760</text:p>
          </table:table-cell>
          <table:table-cell office:value-type="float" office:value="161" calcext:value-type="float">
            <text:p>161</text:p>
          </table:table-cell>
          <table:table-cell office:value-type="float" office:value="-562" calcext:value-type="float">
            <text:p>-562</text:p>
          </table:table-cell>
          <table:table-cell office:value-type="float" office:value="263" calcext:value-type="float">
            <text:p>263</text:p>
          </table:table-cell>
          <table:table-cell office:value-type="float" office:value="-764" calcext:value-type="float">
            <text:p>-764</text:p>
          </table:table-cell>
          <table:table-cell/>
          <table:table-cell office:value-type="string" calcext:value-type="string">
            <text:p>pMin:</text:p>
          </table:table-cell>
          <table:table-cell/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213" calcext:value-type="float">
            <text:p>213</text:p>
          </table:table-cell>
          <table:table-cell office:value-type="float" office:value="-124" calcext:value-type="float">
            <text:p>-124</text:p>
          </table:table-cell>
          <table:table-cell office:value-type="float" office:value="-366" calcext:value-type="float">
            <text:p>-366</text:p>
          </table:table-cell>
          <table:table-cell office:value-type="float" office:value="740" calcext:value-type="float">
            <text:p>740</text:p>
          </table:table-cell>
          <table:table-cell office:value-type="float" office:value="356" calcext:value-type="float">
            <text:p>356</text:p>
          </table:table-cell>
          <table:table-cell office:value-type="float" office:value="-375" calcext:value-type="float">
            <text:p>-375</text:p>
          </table:table-cell>
          <table:table-cell office:value-type="float" office:value="387" calcext:value-type="float">
            <text:p>387</text:p>
          </table:table-cell>
          <table:table-cell office:value-type="float" office:value="-115" calcext:value-type="float">
            <text:p>-11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pMax: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d4Average:</text:p>
          </table:table-cell>
          <table:table-cell table:formula="of:=AVERAGEIF([.A1:.J10]; &quot;mod 4 == 0&quot;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4Min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d4Max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1:36:15.151718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11:55:36.797293853</dc:date>
    <meta:generator>LibreOffice/4.2.7.2$Linux_X86_64 LibreOffice_project/420m0$Build-2</meta:generator>
    <meta:editing-duration>PT50S</meta:editing-duration>
    <meta:editing-cycles>3</meta:editing-cycles>
    <meta:document-statistic meta:table-count="1" meta:cell-count="114" meta:object-count="0"/>
  </office:meta>
</office:document-meta>
</file>